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1.278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893cm" fo:min-width="1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4" style:family="text">
      <style:text-properties style:font-name="Liberation Sans" fo:font-style="italic" style:font-name-asian="Liberation Sans1" style:font-style-asian="italic" style:font-name-complex="Liberation Sans1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ans1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style:style style:name="T8" style:family="text">
      <style:text-properties style:font-name="Liberation Sans" fo:font-style="italic" fo:font-weight="normal" style:font-name-asian="Liberation Sans1" style:font-style-asian="italic" style:font-weight-asian="normal" style:font-name-complex="Liberation Sans1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1.143cm" svg:x="4.191cm" svg:y="0.254cm">
          <text:p text:style-name="P1">Ma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78cm" svg:height="1.143cm" svg:x="10.414cm" svg:y="0.254cm">
          <text:p text:style-name="P1">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78cm" svg:height="1.143cm" svg:x="0.254cm" svg:y="0.2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1.778cm" svg:height="1.143cm" svg:x="14.351cm" svg:y="0.254cm">
          <text:p text:style-name="P3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778cm" svg:height="1.143cm" svg:x="7.239cm" svg:y="2.286cm">
          <text:p text:style-name="P3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.032cm" svg:y1="0.825cm" svg:x2="4.191cm" svg:y2="0.825cm" draw:start-shape="id1" draw:start-glue-point="1" draw:end-shape="id2" svg:d="M2032 825h2159" svg:viewBox="0 0 2160 1">
          <text:p text:style-name="P1"><text:span text:style-name="T2">m</text:span></text:p>
          <text:p text:style-name="P1"/>
        </draw:connector>
        <draw:connector draw:style-name="gr3" draw:text-style-name="P2" draw:layer="layout" svg:x1="5.969cm" svg:y1="0.825cm" svg:x2="10.414cm" svg:y2="0.825cm" draw:start-shape="id2" draw:start-glue-point="1" draw:end-shape="id3" svg:d="M5969 825h4445" svg:viewBox="0 0 4446 1">
          <text:p text:style-name="P1"><text:span text:style-name="T2">(m,</text:span><text:span text:style-name="T3">Φ</text:span><text:span text:style-name="T4">)</text:span></text:p>
          <text:p text:style-name="P1"/>
        </draw:connector>
        <draw:connector draw:style-name="gr3" draw:text-style-name="P2" draw:layer="layout" svg:x1="12.192cm" svg:y1="0.825cm" svg:x2="14.351cm" svg:y2="0.825cm" draw:start-shape="id3" draw:start-glue-point="1" draw:end-shape="id4" draw:end-glue-point="3" svg:d="M12192 825h2159" svg:viewBox="0 0 2160 1">
          <text:p text:style-name="P1"><text:span text:style-name="T5">0/1</text:span></text:p>
          <text:p text:style-name="P1"/>
        </draw:connector>
        <draw:custom-shape draw:style-name="gr2" draw:text-style-name="P6" xml:id="id5" draw:id="id5" draw:layer="layout" svg:width="1.778cm" svg:height="1.143cm" svg:x="4.191cm" svg:y="2.54cm">
          <text:p text:style-name="P5"><text:span text:style-name="T6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6" draw:id="id6" draw:layer="layout" svg:width="1.778cm" svg:height="1.143cm" svg:x="10.414cm" svg:y="2.54cm">
          <text:p text:style-name="P5"><text:span text:style-name="T6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08cm" svg:y1="2.54cm" svg:x2="5.08cm" svg:y2="1.397cm" draw:start-shape="id5" draw:start-glue-point="0" draw:end-shape="id2" draw:end-glue-point="2" svg:d="M5080 2540v-1143" svg:viewBox="0 0 1 1144">
          <text:p/>
        </draw:connector>
        <draw:connector draw:style-name="gr4" draw:text-style-name="P2" draw:layer="layout" svg:x1="11.303cm" svg:y1="2.54cm" svg:x2="11.303cm" svg:y2="1.397cm" draw:start-shape="id6" draw:start-glue-point="0" draw:end-shape="id3" draw:end-glue-point="2" svg:d="M11303 2540v-1143" svg:viewBox="0 0 1 1144">
          <text:p/>
        </draw:connector>
        <draw:line draw:style-name="gr5" draw:text-style-name="P2" draw:layer="layout" svg:x1="7.947cm" svg:y1="1.016cm" svg:x2="7.947cm" svg:y2="2.286cm">
          <text:p/>
        </draw:line>
        <draw:line draw:style-name="gr5" draw:text-style-name="P2" draw:layer="layout" svg:x1="8.209cm" svg:y1="2.286cm" svg:x2="8.209cm" svg:y2="1.016cm">
          <text:p/>
        </draw:line>
        <draw:custom-shape draw:style-name="gr2" draw:text-style-name="P4" draw:layer="layout" svg:width="1.778cm" svg:height="1.143cm" svg:x="6.069cm" svg:y="0.889cm">
          <text:p text:style-name="P1"><text:span text:style-name="T6">(m,</text:span><text:span text:style-name="T7">Φ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778cm" svg:height="1.143cm" svg:x="8.536cm" svg:y="0.889cm">
          <text:p text:style-name="P1"><text:span text:style-name="T6">(m’,</text:span><text:span text:style-name="T7">Φ’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bottom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02:01.136482363</meta:creation-date>
    <dc:date>2017-01-05T11:14:29.024350677</dc:date>
    <meta:editing-duration>PT12M27S</meta:editing-duration>
    <meta:editing-cycles>2</meta:editing-cycles>
    <meta:generator>LibreOffice/5.1.4.2$Linux_X86_64 LibreOffice_project/10m0$Build-2</meta:generator>
    <meta:document-statistic meta:object-count="16"/>
  </office:meta>
</office:document-meta>
</file>